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89" calcext:value-type="float">
            <text:p>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0:22:13.932096112</meta:creation-date>
    <dc:date>2017-09-01T20:22:47.124360543</dc:date>
    <meta:editing-duration>PT34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